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missing_cells.A1">
          <table:error-message table:message-type="stop" table:display="true"/>
        </table:content-validation>
        <table:content-validation table:name="val2" table:base-cell-address="missing_cells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missing_cells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missing_cells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missing_cells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missing_cells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missing_cells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missing_cell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/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/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jamboŋ</text:p>
          </table:table-cell>
          <table:table-cell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rows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style-name="ce8" table:content-validation-name="val1"/>
          <table:table-cell table:style-name="ce8" table:content-validation-name="val2"/>
          <table:table-cell table:style-name="ce8" table:number-columns-repeated="2"/>
          <table:table-cell table:style-name="ce8" table:content-validation-name="val3"/>
          <table:table-cell table:style-name="ce8" table:content-validation-name="val4"/>
          <table:table-cell table:style-name="ce8" table:number-columns-repeated="5"/>
          <table:table-cell table:style-name="ce8" table:content-validation-name="val5"/>
          <table:table-cell table:style-name="ce8" table:content-validation-name="val6" table:number-columns-repeated="2"/>
          <table:table-cell table:style-name="ce8" table:content-validation-name="val7" table:number-columns-repeated="3"/>
          <table:table-cell table:style-name="ce8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6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6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sheet" table:style-name="ta2">
        <table:table-column table:style-name="co13" table:default-cell-style-name="Default"/>
        <table:table-row table:style-name="ro1">
          <table:table-cell/>
        </table:table-row>
      </table:table>
      <table:table table:name="dodgy_data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0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office:value-type="string" calcext:value-type="string">
            <text:p>a</text:p>
          </table:table-cell>
          <table:table-cell table:content-validation-name="val7" office:value-type="string" calcext:value-type="string">
            <text:p>d</text:p>
          </table:table-cell>
          <table:table-cell table:content-validation-name="val7"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 table:number-rows-repeated="104857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3:33:32.656166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7-31T14:35:41.056865002</dc:date>
    <meta:editing-cycles>25</meta:editing-cycles>
    <meta:editing-duration>PT3H20M38S</meta:editing-duration>
    <dc:creator>Stephen Stanley</dc:creator>
    <meta:document-statistic meta:table-count="4" meta:cell-count="149" meta:object-count="0"/>
  </office:meta>
</office:document-meta>
</file>